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613uaeUIQe0cE79vkNiGnUyskttfIO0oGnq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1:19:05.099108943</meta:creation-date>
    <dc:date>2022-08-08T11:19:46.129193206</dc:date>
    <meta:editing-duration>PT41S</meta:editing-duration>
    <meta:editing-cycles>1</meta:editing-cycles>
    <meta:generator>LibreOffice/7.1.7.2$Linux_X86_64 LibreOffice_project/1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